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6cm" svg:stroke-color="#6699cc" draw:marker-start-width="1.1cm" draw:marker-end-width="1.1cm" draw:textarea-horizontal-align="justify" draw:textarea-vertical-align="middle" draw:auto-grow-height="false" fo:min-height="0cm" fo:min-width="0cm" fo:padding-top="0.425cm" fo:padding-bottom="0.425cm" fo:padding-left="0.55cm" fo:padding-right="0.55cm"/>
    </style:style>
    <style:style style:name="gr2" style:family="graphic" style:parent-style-name="standard">
      <style:graphic-properties draw:stroke="none" svg:stroke-color="#000000" draw:fill="none" draw:fill-color="#ffffff" fo:min-height="11.02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85%"/>
      <style:text-properties fo:color="#6699cc" fo:font-family="Impact" style:font-family-generic="swiss" style:font-pitch="variable" fo:font-size="96pt" fo:font-weight="normal" style:font-size-asian="96pt" style:font-weight-asian="normal" style:font-size-complex="96pt" style:font-weight-complex="normal"/>
    </style:style>
    <style:style style:name="T1" style:family="text">
      <style:text-properties fo:color="#6699cc" fo:font-family="Impact" style:font-family-generic="swiss" style:font-pitch="variable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13cm" svg:height="13cm" svg:x="3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1.75cm" svg:height="11.407cm" svg:x="4cm" svg:y="3.471cm">
            <draw:text-box>
              <text:p text:style-name="P2"><text:span text:style-name="T1">Swipe</text:span></text:p>
              <text:p text:style-name="P2"><text:span text:style-name="T1">Scan</text:span></text:p>
              <text:p text:style-name="P2"><text:span text:style-name="T1">Camer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5-03-16T15:33:02.15</meta:creation-date>
    <dc:date>2015-03-16T20:03:59.78</dc:date>
    <dc:creator>_ </dc:creator>
    <meta:editing-duration>PT4H15M47S</meta:editing-duration>
    <meta:editing-cycles>1</meta:editing-cycles>
    <meta:document-statistic meta:object-count="3"/>
    <meta:generator>OpenOffice/4.1.1$Win32 OpenOffice.org_project/411m6$Build-9775</meta:generator>
  </office:meta>
</office:document-meta>
</file>